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unga" svg:font-family="Tung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212cm" fo:text-align="justify" style:justify-single-word="false"/>
    </style:style>
    <style:style style:name="P2" style:family="paragraph" style:parent-style-name="Standard">
      <style:paragraph-properties fo:margin-top="0cm" fo:margin-bottom="0.212cm" fo:text-align="justify" style:justify-single-word="false"/>
      <style:text-properties style:font-name="Calibri" fo:font-size="10pt" style:font-size-asian="10pt" style:font-name-complex="Times New Roman" style:font-size-complex="10pt"/>
    </style:style>
    <style:style style:name="P3" style:family="paragraph" style:parent-style-name="Standard">
      <style:paragraph-properties fo:margin-top="0cm" fo:margin-bottom="0.212cm" fo:text-align="center" style:justify-single-word="false"/>
      <style:text-properties style:font-name="Calibri" fo:font-size="10pt" style:font-size-asian="10pt" style:font-name-complex="Times New Roman" style:font-size-complex="10pt"/>
    </style:style>
    <style:style style:name="P4" style:family="paragraph" style:parent-style-name="Standard">
      <style:paragraph-properties fo:margin-top="0cm" fo:margin-bottom="0.212cm" fo:text-align="center" style:justify-single-word="false"/>
      <style:text-properties style:font-name="Calibri" fo:font-size="12pt" style:font-size-asian="12pt" style:font-name-complex="Times New Roman" style:font-size-complex="12pt"/>
    </style:style>
    <style:style style:name="P5" style:family="paragraph" style:parent-style-name="Footnote">
      <style:paragraph-properties fo:margin-left="0cm" fo:margin-right="-0.252cm" fo:text-indent="0cm" style:auto-text-indent="false"/>
    </style:style>
    <style:style style:name="P6" style:family="paragraph" style:parent-style-name="Footnote">
      <style:text-properties style:font-name="Tunga" fo:font-size="8pt" style:font-size-asian="8pt" style:font-size-complex="8pt"/>
    </style:style>
    <style:style style:name="P7" style:family="paragraph" style:parent-style-name="Standard" style:master-page-name="MP0">
      <style:paragraph-properties fo:margin-top="0cm" fo:margin-bottom="0.212cm" fo:text-align="center" style:justify-single-word="false" style:page-number="auto" fo:break-before="page"/>
    </style:style>
    <style:style style:name="T1" style:family="text">
      <style:text-properties fo:color="#000000" style:font-name="Tunga" fo:font-size="8pt" style:font-size-asian="8pt" style:font-name-complex="Times New Roman" style:font-size-complex="8pt"/>
    </style:style>
    <style:style style:name="T2" style:family="text">
      <style:text-properties style:font-name="Tunga" fo:font-size="8pt" style:font-size-asian="8pt" style:font-size-complex="8pt"/>
    </style:style>
    <style:style style:name="T3" style:family="text">
      <style:text-properties style:font-name="Tunga" fo:font-size="8pt" style:font-size-asian="8pt" style:font-name-complex="Times New Roman" style:font-size-complex="8pt"/>
    </style:style>
    <style:style style:name="T4" style:family="text">
      <style:text-properties style:font-name="Calibri" fo:font-size="10pt" style:font-size-asian="10pt" style:font-name-complex="Times New Roman" style:font-size-complex="10pt"/>
    </style:style>
    <style:style style:name="T5" style:family="text">
      <style:text-properties style:font-name="Calibri" fo:font-size="10pt" fo:font-style="italic" style:font-size-asian="10pt" style:font-style-asian="italic" style:font-name-complex="Times New Roman" style:font-size-complex="10pt"/>
    </style:style>
    <style:style style:name="T6" style:family="text">
      <style:text-properties style:font-name="Calibri" fo:font-size="10pt" fo:font-style="italic" style:font-size-asian="10pt" style:font-style-asian="italic" style:font-name-complex="Times New Roman" style:font-size-complex="10pt" style:font-style-complex="italic"/>
    </style:style>
    <style:style style:name="T7" style:family="text">
      <style:text-properties style:font-name="Calibri" fo:font-size="14pt" fo:font-weight="bold" style:font-size-asian="14pt" style:font-weight-asian="bold" style:font-name-complex="Times New Roman"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Fonte_20_parág._20_padrão"><text:span text:style-name="T7">Navegação de Veículos Autônomos em Ambientes Externos Não Estruturados Baseada em Visão Computacional</text:span></text:span></text:p>
      <text:p text:style-name="P3"/>
      <text:p text:style-name="P4">Resumo Estendido</text:p>
      <text:p text:style-name="P2"/>
      <text:p text:style-name="P2"><text:tab/>A robótica de manipuladores já faz parte do cotidiano em vários processos de produção industrial. Em se tratando de robótica móvel, a sua aplicação prática ainda apresenta muitos desafios. Na robótica móvel, a navegação é a capacidade do veículo de se locomover no ambiente, podendo ser guiada (tele operada), autônoma ou híbrida (semiautônoma). A navegação autônoma é totalmente dependente do aparato sensorial, pois a percepção e estímulos do ambiente precisam ser capturados para o robô reagir de acordo. A morfologia do robô vai limitar seu comportamento em relação a sua mobilidade, da mesma forma, vai demandar um aparato sensorial propício para a execução de suas tarefas. A capacidade de se deslocar de forma autônoma depende certamente de algum grau de inteligência. Através da Inteligência Artificial se pretende traduzir em algoritmos estes processos da motricidade, viabilizando aos veículos autônomos uma locomoção robusta <text:s/>e de modo seguro.</text:p>
      <text:p text:style-name="P2"><text:tab/>A capacidade de locomoção é própria dos animais. Em robôs móveis, para mimetizar essa capacidade, se dotam os mesmos de aparatos sensoriais e motores, podendo estes, ser ou não inspirados na fisiologia dos animais. Tais aparatos são fundamentais e definem a capacidade, características e especificidades dos movimentos. A visão é um subsistema biofísico sensorial que podemos associar intuitivamente com a capacidade e características de locomoção nos animais. Analogamente, atribuir um sistema de visão artificial como capacidade sensorial para um robô móvel significa dotá-lo desta mesma percepção e especificidade. A constituição de uma visão computacional adequada ainda é uma tarefa desafiadora, e é neste sentido que este trabalho pretende contribuir.</text:p>
      <text:p text:style-name="P2"><text:tab/>O objetivo deste trabalho é capacitar um veículo terrestre a se locomover em ambientes externos não estruturados ou pouco estruturados, ou seja, um campo com vegetação/plantação e/ou floresta pouco densa. O veículo deverá ser capaz de desviar de obstáculos, percebendo-os de forma autônoma, e se dirigir até uma localização determinada escolhendo por meios próprios o caminho a seguir. O sistema de navegação autônoma irá se basear no processamento de imagens obtidas a partir de um par de câmeras (câmera estéreo), constituindo um sistema de visão binocular do qual é possível se obter uma percepção tridimensional do ambiente. Portanto, pretende-se extrair parâmetros de navegabilidade do ambiente, como caminhos livres, obstruções e obstáculos, que combinados com as informações de posição e orientação do veículo e do ponto de destino (baseando-se em coordenadas de GPS) serão transformados em um sistema robusto de navegação.</text:p>
      <text:p text:style-name="P1"><text:span text:style-name="Fonte_20_parág._20_padrão"><text:span text:style-name="T4"><text:tab/>Uma das motivações principais da aplicação deste trabalho advém de um trabalho anterior desenvolvido por Pessin</text:span></text:span><text:span text:style-name="Ref._20_de_20_nota_20_de_20_rodapé"><text:span text:style-name="T4"><text:note text:id="ftn1" text:note-class="footnote"><text:note-citation>1</text:note-citation><text:note-body><text:p text:style-name="P5"><text:a xlink:type="simple" xlink:href="https://sites.google.com/site/pessin/disspessin2008.pdf?attredirects=0" office:target-frame-name="_top" xlink:show="replace"><text:span text:style-name="Fonte_20_parág._20_padrão"><text:span text:style-name="T2">Evolução de estratégias e controle inteligente em sistemas multi-robóticos robustos</text:span></text:span></text:a><text:span text:style-name="Fonte_20_parág._20_padrão"><text:span text:style-name="T1">. Dissertação de Mestrado. Unisinos, 2008.</text:span></text:span></text:p></text:note-body></text:note></text:span></text:span><text:span text:style-name="Fonte_20_parág._20_padrão"><text:span text:style-name="T4">, onde foi apresentado um sistema multiagente de robôs móveis com a finalidade de combate a incêndios florestais. Esse trabalho fez uso de um ambiente simulado, onde os veículos foram equipados com sonares, bússola e GPS, para a navegação autônoma em ambientes externos não estruturados (“</text:span></text:span><text:span text:style-name="Fonte_20_parág._20_padrão"><text:span text:style-name="T5">outdoor</text:span></text:span><text:span text:style-name="Fonte_20_parág._20_padrão"><text:span text:style-name="T4">” e “</text:span></text:span><text:span text:style-name="Fonte_20_parág._20_padrão"><text:span text:style-name="T5">off-road</text:span></text:span><text:span text:style-name="Fonte_20_parág._20_padrão"><text:span text:style-name="T4">”). Nesse trabalho, Pessin demonstrou com sucesso o uso de uma Rede Neural Artificial (RNA) treinada para controlar o veículo, integrando os dados sensoriais e a geração de comandos para os atuadores do veículo. Esse trabalho servirá de base e inspiração para o projeto e aplicação do sistema de controle de navegação que será desenvolvido, porém será adotado um sistema de visão computacional como principal informação sensorial em um veículo terrestre real.</text:span></text:span></text:p>
      <text:p text:style-name="P1"><text:span text:style-name="Fonte_20_parág._20_padrão"><text:span text:style-name="T4"><text:tab/>Este trabalho será desenvolvido junto ao LRM</text:span></text:span><text:span text:style-name="Ref._20_de_20_nota_20_de_20_rodapé"><text:span text:style-name="T4"><text:note text:id="ftn2" text:note-class="footnote"><text:note-citation>2</text:note-citation><text:note-body><text:p text:style-name="Texto_20_de_20_nota_20_de_20_rodapé"><text:span text:style-name="T2"><text:s/>LRM - </text:span><text:span text:style-name="Fonte_20_parág._20_padrão"><text:span text:style-name="T3">Laboratório de Robótica Móvel do ICMC/USP - </text:span></text:span><text:a xlink:type="simple" xlink:href="http://www.lrm.icmc.usp.br/" office:target-frame-name="_top" xlink:show="replace"><text:span text:style-name="Hyperlink"><text:span text:style-name="T3">http://www.lrm.icmc.usp.br/</text:span></text:span></text:a><text:span text:style-name="Fonte_20_parág._20_padrão"><text:span text:style-name="T3"> </text:span></text:span></text:p></text:note-body></text:note></text:span></text:span><text:span text:style-name="Fonte_20_parág._20_padrão"><text:span text:style-name="T4"> – Laboratório de Robótica Móvel do ICMC/USP. Diversos trabalhos relacionados ao desenvolvimento de veículos autônomos e robôs móveis inteligentes vêm sendo pesquisados e desenvolvidos junto a este laboratório, destacando-se, a pesquisa e uso de sistemas de navegação baseados em visão computacional. Atualmente, o Laboratório conta com uma parceria estabelecida com a empresa Jacto</text:span></text:span><text:span text:style-name="Ref._20_de_20_nota_20_de_20_rodapé"><text:span text:style-name="T4"><text:note text:id="ftn3" text:note-class="footnote"><text:note-citation>3</text:note-citation><text:note-body><text:p text:style-name="Texto_20_de_20_nota_20_de_20_rodapé"><text:span text:style-name="T2"><text:s/>Grupo Jacto - </text:span><text:a xlink:type="simple" xlink:href="http://www.jacto.com.br/" office:target-frame-name="_top" xlink:show="replace"><text:span text:style-name="Hyperlink"><text:span text:style-name="T2">http://www.jacto.com.br/</text:span></text:span></text:a><text:span text:style-name="T2"> </text:span></text:p></text:note-body></text:note></text:span></text:span><text:span text:style-name="Fonte_20_parág._20_padrão"><text:span text:style-name="T4"> (equipamentos agrícolas) para o desenvolvimento de um sistema autônomo de navegação de veículos em ambientes agrícolas. O ambiente agrícola é um ambiente externo semi estruturado, sendo também uma das aplicações possíveis e de grande interesse deste projeto. O LRM possui atualmente duas plataformas de teste para aplicações de veículos móveis autônomos: os veículos CaRINA I e CaRINA II</text:span></text:span><text:span text:style-name="Ref._20_de_20_nota_20_de_20_rodapé"><text:span text:style-name="T4"><text:note text:id="ftn4" text:note-class="footnote"><text:note-citation>4</text:note-citation><text:note-body><text:p text:style-name="Texto_20_de_20_nota_20_de_20_rodapé"><text:span text:style-name="T2"><text:s/>CaRINA - Carro Robótico Inteligente para Navegação Autônoma - </text:span><text:a xlink:type="simple" xlink:href="http://www.lrm.icmc.usp.br/carina/" office:target-frame-name="_top" xlink:show="replace"><text:span text:style-name="Hyperlink"><text:span text:style-name="T2">http://www.lrm.icmc.usp.br/carina/</text:span></text:span></text:a></text:p></text:note-body></text:note></text:span></text:span><text:span text:style-name="Fonte_20_parág._20_padrão"><text:span text:style-name="T4">, além de robôs e plataformas móveis de pequeno porte. Para realizar os testes e avaliar o desempenho do sistema teremos à disposição o veículo CaRINA I do LRM, que já possui integrada uma câmera de vídeo estéreo e um dispositivo de localização GPS, bem como outros dispositivos sensores e atuadores de controle do veículo. O veículo CaRINA I é o mais adaptado para ambientes </text:span></text:span><text:soft-page-break/><text:span text:style-name="Fonte_20_parág._20_padrão"><text:span text:style-name="T4">externos pouco estruturados.</text:span></text:span></text:p>
      <text:p text:style-name="P1"><text:span text:style-name="Fonte_20_parág._20_padrão"><text:span text:style-name="T4"><text:tab/>Este trabalho irá adotar a metodologia descrita a seguir para o desenvolvimento do projeto. Inicialmente serão estudados e trabalhados algoritmos para a criação do mapa de disparidade a partir do par de imagens obtidas da câmera estéreo. Para este processo, o algoritmo deverá ter um compromisso de desempenho entre a qualidade do mapa de disparidade/profundidade e performance em termos de tempo de processamento. A partir do mapa de disparidade será elaborado um mapa de navegabilidade, que representa as regiões navegáveis (seguras) e regiões não navegáveis (obstáculos e regiões a evitar) em frente ao veículo. Este mapa será utilizado em conjunto com as informações de posição atual e de destino (GPS e bússola), a fim de realizar o controle da navegação do veículo. Estão sendo consideradas duas abordagens principais para o controle local da navegação: a primeira baseada no uso de Redes Neurais Artificiais, conforme proposto no trabalho dos RoBombeiros de Pessin, e a segunda baseada em uma adaptação do algoritmo VFH</text:span></text:span><text:span text:style-name="Fonte_20_parág._20_padrão"><text:span text:style-name="T4"><text:note text:id="ftn5" text:note-class="footnote"><text:note-citation>5</text:note-citation><text:note-body><text:p text:style-name="P6">http://www-personal.umich.edu/~johannb/vff&amp;vfh.htm</text:p></text:note-body></text:note></text:span></text:span><text:span text:style-name="Fonte_20_parág._20_padrão"><text:span text:style-name="T4"> (</text:span></text:span><text:span text:style-name="Fonte_20_parág._20_padrão"><text:span text:style-name="T5">Vector Field Histogram)</text:span></text:span><text:span text:style-name="Fonte_20_parág._20_padrão"><text:span text:style-name="T4">. Nestas abordagens serão consideradas como parâmetro de entrada as informações tridimensionais do mapa de navegabilidade. Além disto, também serão necessários estudos que visam identificar, a partir das imagens da câmera estéreo, o plano de referência de base (chão), seus desníveis e obstáculos, classificando-os como elementos transponíveis ou não. </text:span></text:span></text:p>
      <text:p text:style-name="P1"><text:span text:style-name="Fonte_20_parág._20_padrão"><text:span text:style-name="T4"><text:tab/>As principais aplicações deste sistema robótico de navegação autônoma são: </text:span></text:span><text:span text:style-name="Fonte_20_parág._20_padrão"><text:span text:style-name="T6">(i)</text:span></text:span><text:span text:style-name="Fonte_20_parág._20_padrão"><text:span text:style-name="T4"> o combate à incêndios, conforme proposto nos trabalhos desenvolvidos por Pessin; </text:span></text:span><text:span text:style-name="Fonte_20_parág._20_padrão"><text:span text:style-name="T6">(ii)</text:span></text:span><text:span text:style-name="Fonte_20_parág._20_padrão"><text:span text:style-name="T4"> o uso em aplicações agrícolas visando criar veículos autônomos usados para arar a terra, semear, pulverizar e realizar a colheita em plantações; </text:span></text:span><text:span text:style-name="Fonte_20_parág._20_padrão"><text:span text:style-name="T6">(iii)</text:span></text:span><text:span text:style-name="Fonte_20_parág._20_padrão"><text:span text:style-name="T4"> o uso em aplicações militares e/ou civis para o auxílio no transporte de carga e suprimentos em ambientes estruturados ou não; </text:span></text:span><text:span text:style-name="Fonte_20_parág._20_padrão"><text:span text:style-name="T6">(iv)</text:span></text:span><text:span text:style-name="Fonte_20_parág._20_padrão"><text:span text:style-name="T4"> o transporte de cargas em locais perigosos onde a presença de um motorista possa ser dispensada de modo a proteger sua segurança. Este tipo de tecnologia promove o interesse e possíveis aplicações junto à sociedade, sendo de grande relevância à pesquisa e ao desenvolvimento de novas tecnologias nas áreas afins, a exemplo de iniciativas como as que vêm sendo desenvolvidas em outros países (por exemplo, </text:span></text:span><text:span text:style-name="Fonte_20_parág._20_padrão"><text:span text:style-name="T6">DARPA Grand/Urban Challenge, ELROB, AUVSI/IGVC</text:span></text:span><text:span text:style-name="Fonte_20_parág._20_padrão"><text:span text:style-name="T4">).<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unga" svg:font-family="Tung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o_20_de_20_nota_20_de_20_fim" style:display-name="Texto de nota de fim"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Texto_20_de_20_nota_20_de_20_rodapé" style:display-name="Texto de nota de rodapé"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Fonte_20_parág._20_padrão" style:display-name="Fonte parág. padrão"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Ref._20_de_20_nota_20_de_20_rodapé" style:display-name="Ref. de nota de rodapé" style:family="text" style:parent-style-name="Fonte_20_parág._20_padrão">
      <style:text-properties style:text-position="super 67%"/>
    </style:style>
    <style:style style:name="Texto_20_de_20_nota_20_de_20_fim_20_Char" style:display-name="Texto de nota de fim Char" style:family="text" style:parent-style-name="Fonte_20_parág._20_padrão">
      <style:text-properties fo:font-size="10pt" style:font-size-asian="10pt" style:font-size-complex="9pt"/>
    </style:style>
    <style:style style:name="Ref._20_de_20_nota_20_de_20_fim" style:display-name="Ref. de nota de fim" style:family="text" style:parent-style-name="Fonte_20_parág._20_padrão">
      <style:text-properties style:text-position="super 67%"/>
    </style:style>
    <style:style style:name="Texto_20_de_20_nota_20_de_20_rodapé_20_Char" style:display-name="Texto de nota de rodapé Char" style:family="text" style:parent-style-name="Fonte_20_parág._20_padrão">
      <style:text-properties fo:font-size="10pt" style:font-size-asian="10pt" style:font-size-complex="9pt"/>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meta:initial-creator>fosorio</meta:initial-creator>
    <meta:creation-date>2012-02-19T20:41:00Z</meta:creation-date>
    <dc:date>2012-02-23T11:20:46.26</dc:date>
    <meta:editing-cycles>103</meta:editing-cycles>
    <meta:editing-duration>PT9H7M1S</meta:editing-duration>
    <meta:document-statistic meta:table-count="0" meta:image-count="0" meta:object-count="0" meta:page-count="2" meta:paragraph-count="0" meta:word-count="1125" meta:character-count="7563" meta:non-whitespace-character-count="6444"/>
    <meta:template xlink:type="simple" xlink:actuate="onRequest" xlink:title="" xlink:href="../Resumo-Rafael-Rev.odt/Normal.dotm"/>
  </office:meta>
</office:document-meta>
</file>